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table:style-name="ce3"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72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4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6.9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3.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7.6 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72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4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6.9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3.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7.6 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72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4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6.9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3.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7.6 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72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4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6.9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3.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7.6 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-6.0</text:p>
          </table:table-cell>
          <table:table-cell table:style-name="ce3" office:value-type="string" calcext:value-type="string">
            <text:p>Не менее 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4" calcext:value-type="date">
            <text:p>04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03" calcext:value-type="date">
            <text:p>03.08.18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Все окич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.00.0000</text:date>, <text:time style:data-style-name="N2" text:time-value="19:20:56.0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0S</meta:editing-duration>
    <meta:editing-cycles>3</meta:editing-cycles>
    <meta:generator>LibreOffice/5.2.7.2$Windows_x86 LibreOffice_project/2b7f1e640c46ceb28adf43ee075a6e8b8439ed10</meta:generator>
    <dc:date>2018-08-04T19:28:50.205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